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oogle Sans Mono" svg:font-family="'Google Sans Mono'"/>
    <style:font-face style:name="Lobster" svg:font-family="Lobs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bster" fo:font-size="21pt" fo:font-style="normal" fo:text-shadow="none" style:text-underline-style="none" fo:font-weight="bold" style:font-size-asian="21pt" style:font-style-asian="normal" style:font-weight-asian="bold" style:font-name-complex="Lobster" style:font-size-complex="2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oogle Sans Mono" fo:font-size="9pt" fo:font-style="normal" fo:text-shadow="none" style:text-underline-style="none" fo:font-weight="normal" style:font-size-asian="9pt" style:font-style-asian="normal" style:font-weight-asian="normal" style:font-name-complex="Google Sans Mono" style:font-size-complex="9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e67c7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25&quot;;&quot;50&quot;;&quot;75&quot;;&quot;100&quot;;&quot;125&quot;;&quot;150&quot;;&quot;175&quot;;&quot;200&quot;;&quot;225&quot;;&quot;250&quot;;&quot;275&quot;;&quot;300&quot;;&quot;325&quot;;&quot;350&quot;;&quot;375&quot;;&quot;400&quot;;&quot;425&quot;;&quot;450&quot;;&quot;475&quot;;&quot;500&quot;)" table:allow-empty-cell="true" table:display-list="unsorted" table:base-cell-address="Sheet1.C4"/>
      </table:content-validation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BUDGET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style-name="ce2" office:value-type="float" office:value="459" calcext:value-type="float" table:number-columns-spanned="3" table:number-rows-spanned="1">
            <text:p>$459.00</text:p>
          </table:table-cell>
          <table:covered-table-cell table:number-columns-repeated="2"/>
          <table:table-cell table:style-name="ce3" office:value-type="float" office:value="564" calcext:value-type="float" table:number-columns-spanned="3" table:number-rows-spanned="1">
            <text:p>$564.00</text:p>
          </table:table-cell>
          <table:covered-table-cell table:number-columns-repeated="2"/>
          <table:table-cell table:style-name="ce16" table:formula="of:=[.D3]-[.$A4]" office:value-type="float" office:value="464" calcext:value-type="float" table:number-columns-spanned="3" table:number-rows-spanned="1">
            <text:p>$464.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table:formula="of:=[.D12]+[.D18]+[.D26]+[.C4]+[.D33]" office:value-type="float" office:value="100" calcext:value-type="float" table:number-columns-spanned="2" table:number-rows-spanned="1">
            <text:p>$100.00</text:p>
          </table:table-cell>
          <table:covered-table-cell/>
          <table:table-cell table:style-name="ce9" table:content-validation-name="val1" office:value-type="float" office:value="100" calcext:value-type="float">
            <text:p>100</text:p>
          </table:table-cell>
          <table:table-cell table:style-name="ce11" office:value-type="string" calcext:value-type="string" table:number-columns-spanned="3" table:number-rows-spanned="1">
            <text:p>BANK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ACTIVE FUND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5" table:number-columns-repeated="4"/>
          <table:table-cell table:style-name="ce13"/>
          <table:table-cell table:style-name="ce10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10"/>
          <table:table-cell table:style-name="ce6" table:number-columns-repeated="3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10"/>
          <table:table-cell table:style-name="ce6" table:number-columns-repeated="3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10"/>
          <table:table-cell table:style-name="ce6" table:number-columns-repeated="3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12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10"/>
          <table:table-cell table:style-name="ce6" table:number-columns-repeated="3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0"/>
          <table:table-cell table:style-name="ce7"/>
          <table:table-cell table:style-name="ce15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15" table:number-columns-repeated="5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10"/>
          <table:table-cell table:style-name="ce7"/>
          <table:table-cell table:style-name="ce14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15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15"/>
          <table:table-cell table:style-name="ce6" table:number-columns-repeated="4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9"/>
          <table:table-cell table:style-name="ce8" table:number-columns-repeated="17"/>
          <table:table-cell table:number-columns-repeated="998"/>
        </table:table-row>
        <table:table-row table:style-name="ro1" table:number-rows-repeated="2">
          <table:table-cell table:style-name="ce8" table:number-columns-repeated="26"/>
          <table:table-cell table:number-columns-repeated="99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oogle Sans Mono" svg:font-family="'Google Sans Mono'"/>
    <style:font-face style:name="Lobster" svg:font-family="Lobs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